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  <style:font-face style:name="XB Zar" svg:font-family="'XB Zar'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XB Zar" officeooo:rsid="00199332" officeooo:paragraph-rsid="00199332" style:font-name-complex="XB Zar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XB Zar" officeooo:rsid="00199332" officeooo:paragraph-rsid="00199332" style:font-name-complex="XB Zar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XB Zar" fo:font-weight="bold" officeooo:rsid="0034ed8f" officeooo:paragraph-rsid="0034ed8f" style:font-weight-asian="bold" style:font-name-complex="XB Zar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Zar" fo:font-weight="bold" officeooo:rsid="00199332" officeooo:paragraph-rsid="00199332" style:font-weight-asian="bold" style:font-name-complex="XB Zar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XB Zar" fo:font-weight="bold" officeooo:rsid="00199332" officeooo:paragraph-rsid="0039ff38" style:font-weight-asian="bold" style:font-name-complex="XB Zar" style:font-weight-complex="bold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XB Zar" fo:font-weight="normal" officeooo:rsid="00223793" officeooo:paragraph-rsid="00345506" style:font-weight-asian="normal" style:font-name-complex="XB Zar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XB Zar" fo:font-weight="normal" officeooo:rsid="00389b3f" officeooo:paragraph-rsid="0039ff38" style:font-weight-asian="normal" style:font-name-complex="XB Zar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XB Zar" fo:font-size="6pt" fo:font-weight="normal" officeooo:rsid="00223793" officeooo:paragraph-rsid="00345506" style:font-weight-asian="normal" style:font-name-complex="XB Zar" style:font-size-complex="6pt" style:font-weight-complex="normal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XB Zar" fo:font-weight="bold" officeooo:rsid="0039ff38" officeooo:paragraph-rsid="0039ff38" style:font-weight-asian="bold" style:font-name-complex="XB Zar" style:font-weight-complex="bold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XB Zar" fo:font-weight="bold" officeooo:rsid="00199332" officeooo:paragraph-rsid="00199332" style:font-weight-asian="bold" style:font-name-complex="XB Zar" style:font-weight-complex="bold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XB Zar" fo:font-weight="bold" officeooo:rsid="00199332" officeooo:paragraph-rsid="0039ff38" style:font-weight-asian="bold" style:font-name-complex="XB Zar" style:font-weight-complex="bold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XB Zar" fo:font-weight="bold" officeooo:rsid="00199332" officeooo:paragraph-rsid="003a9e32" style:font-weight-asian="bold" style:font-name-complex="XB Zar" style:font-weight-complex="bold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XB Zar" fo:font-weight="normal" officeooo:rsid="00389b3f" officeooo:paragraph-rsid="0039ff38" style:font-weight-asian="normal" style:font-name-complex="XB Zar" style:font-weight-complex="normal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XB Zar" fo:font-weight="normal" officeooo:rsid="00389b3f" officeooo:paragraph-rsid="003a9e32" style:font-weight-asian="normal" style:font-name-complex="XB Zar" style:font-weight-complex="normal"/>
    </style:style>
    <style:style style:name="T1" style:family="text">
      <style:text-properties fo:font-size="6pt" style:font-size-complex="6pt"/>
    </style:style>
    <style:style style:name="T2" style:family="text">
      <style:text-properties officeooo:rsid="0034ed8f"/>
    </style:style>
    <style:style style:name="T3" style:family="text">
      <style:text-properties officeooo:rsid="0036d792"/>
    </style:style>
    <style:style style:name="T4" style:family="text">
      <style:text-properties officeooo:rsid="0039ff38"/>
    </style:style>
    <style:style style:name="T5" style:family="text">
      <style:text-properties officeooo:rsid="003a9e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1">محمد عرفان آراسته</text:p>
      <text:p text:style-name="P2"/>
      <text:p text:style-name="P4">۱- چگونه تشخیص دهیم سوییچ های ما با کابل کراس یا استریت وصل شدند؟</text:p>
      <text:p text:style-name="P7"/>
      <text:p text:style-name="P4"/>
      <text:p text:style-name="P5"><text:span text:style-name="T4">۲</text:span>- چگونه تشخیص دهیم سوییچ های ما MDI-X ساپورت میکند یا نه؟</text:p>
      <text:p text:style-name="P7"/>
      <text:p text:style-name="P7"/>
      <text:p text:style-name="P7"/>
      <text:p text:style-name="P5"><text:span text:style-name="T4">۳</text:span>- چیکار کنیم تا اگر پورت سیکوریتی پورت را داون کرد ، آتومات پورت بعد از مدتی روشن شود بار دیگر. این قضیه فقط مربوط به پوت سکیوریتی نیست</text:p>
      <text:p text:style-name="P14"/>
      <text:p text:style-name="P14"/>
      <text:p text:style-name="P14"/>
      <text:p text:style-name="P14"/>
      <text:p text:style-name="P12"><text:span text:style-name="T5">۴</text:span>- switchport port-security mac-address sticky <text:span text:style-name="T5">چیست؟</text:span></text:p>
      <text:p text:style-name="P7"/>
      <text:p text:style-name="P7"/>
      <text:p text:style-name="P7"/>
      <text:p text:style-name="P7"/>
      <text:p text:style-name="P9"><text:s/>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منابع:</text:p>
      <text:p text:style-name="P6"><text:a xlink:type="simple" xlink:href="https://www.networkcomputing.com/networking/understanding-ipv6-what-solicited-node-multicast" text:style-name="Internet_20_link" text:visited-style-name="Visited_20_Internet_20_Link"><text:span text:style-name="T1">https://www.networkcomputing.com/networking/understanding-ipv6-what-solicited-node-multicast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  <style:font-face style:name="XB Zar" svg:font-family="'XB Zar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WenQuanYi Zen Hei" style:font-family-asian="'WenQuanYi Zen Hei'" style:font-family-generic-asian="system" style:font-pitch-asian="variable" style:font-size-asian="12pt" style:font-weight-asian="bold" style:font-name-complex="DejaVu Sans1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7:51:26.773679384</meta:creation-date>
    <dc:date>2022-07-16T19:45:05.694820699</dc:date>
    <meta:editing-duration>PT16H49M5S</meta:editing-duration>
    <meta:editing-cycles>15</meta:editing-cycles>
    <meta:generator>LibreOffice/7.3.4.2$Linux_X86_64 LibreOffice_project/30$Build-2</meta:generator>
    <meta:document-statistic meta:table-count="0" meta:image-count="0" meta:object-count="0" meta:page-count="1" meta:paragraph-count="9" meta:word-count="69" meta:character-count="437" meta:non-whitespace-character-count="375"/>
  </office:meta>
</office:document-meta>
</file>